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2831" officeooo:paragraph-rsid="00052831"/>
    </style:style>
    <style:style style:name="P2" style:family="paragraph" style:parent-style-name="Standard">
      <style:text-properties fo:font-size="14pt" officeooo:rsid="00070fcc" officeooo:paragraph-rsid="00070fcc" style:font-size-asian="14pt" style:font-size-complex="14pt"/>
    </style:style>
    <style:style style:name="P3" style:family="paragraph" style:parent-style-name="Standard">
      <style:text-properties style:font-name="Liberation Mono" fo:font-size="10pt" officeooo:rsid="00052831" officeooo:paragraph-rsid="00052831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officeooo:rsid="00052831" officeooo:paragraph-rsid="00052831"/>
    </style:style>
    <style:style style:name="P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9dcd1" officeooo:paragraph-rsid="0009dcd1" style:font-weight-asian="normal" style:font-weight-complex="normal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9dcd1" officeooo:paragraph-rsid="000ca9c3" style:font-weight-asian="normal" style:font-weight-complex="normal"/>
    </style:style>
    <style:style style:name="P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9fffc" officeooo:paragraph-rsid="0009fffc" style:font-weight-asian="normal" style:font-weight-complex="normal"/>
    </style:style>
    <style:style style:name="P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ca9c3" officeooo:paragraph-rsid="000ca9c3" style:font-weight-asian="normal" style:font-weight-complex="normal"/>
    </style:style>
    <style:style style:name="P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f8c69" officeooo:paragraph-rsid="000f8c69" style:font-weight-asian="normal" style:font-weight-complex="normal"/>
    </style:style>
    <style:style style:name="P1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f976b" officeooo:paragraph-rsid="000f976b" style:font-weight-asian="normal" style:font-weight-complex="normal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size="14pt" fo:language="fr" fo:country="FR" fo:font-weight="normal" officeooo:rsid="0009dcd1" officeooo:paragraph-rsid="0009dcd1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Mono" fo:font-size="10pt" fo:language="fr" fo:country="FR" officeooo:rsid="00052831" officeooo:paragraph-rsid="00052831" style:font-size-asian="10pt" style:font-size-complex="10pt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Mono" fo:font-size="10pt" fo:language="fr" fo:country="FR" officeooo:rsid="00070fcc" officeooo:paragraph-rsid="00070fcc" style:font-size-asian="10pt" style:font-size-complex="10pt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Mono" fo:font-size="10pt" fo:language="fr" fo:country="FR" fo:font-weight="normal" officeooo:rsid="0008bc47" officeooo:paragraph-rsid="0008bc47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9dcd1" officeooo:paragraph-rsid="000ca9c3" style:font-weight-asian="normal" style:font-weight-complex="normal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f976b" officeooo:paragraph-rsid="000f8c69" style:font-weight-asian="normal" style:font-weight-complex="normal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0f976b" officeooo:paragraph-rsid="000f976b" style:font-weight-asian="normal" style:font-weight-complex="normal"/>
    </style:style>
    <style:style style:name="P1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normal" officeooo:rsid="00105a08" officeooo:paragraph-rsid="00105a08" style:font-weight-asian="normal" style:font-weight-complex="normal"/>
    </style:style>
    <style:style style:name="P1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fr" fo:country="FR" fo:font-weight="bold" officeooo:rsid="00105a08" officeooo:paragraph-rsid="00105a08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11edcf"/>
    </style:style>
    <style:style style:name="P2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148648"/>
    </style:style>
    <style:style style:name="P2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16262e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0b291e"/>
    </style:style>
    <style:style style:name="T3" style:family="text">
      <style:text-properties officeooo:rsid="000ca9c3"/>
    </style:style>
    <style:style style:name="T4" style:family="text">
      <style:text-properties fo:language="fr" fo:country="FR" fo:font-weight="normal" officeooo:rsid="0011edcf" style:font-weight-asian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officeooo:rsid="00148648"/>
    </style:style>
    <style:style style:name="T7" style:family="text">
      <style:text-properties officeooo:rsid="001626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e 2 : QEMU</text:p>
      <text:p text:style-name="P1"/>
      <text:p text:style-name="P3">Question 1 </text:p>
      <text:p text:style-name="P3"/>
      <text:p text:style-name="P12">Lorsque l'opérateur exécute l'exécution de docker --privileged, Docker activera l'accès à tous les périphériques de l'hôte et définira une configuration dans AppArmor ou SELinux afin d'autoriser le conteneur à presque le même accès que les processus exécutés à l'extérieur de l'hôte.</text:p>
      <text:p text:style-name="P12">Question 2</text:p>
      <text:p text:style-name="P4"><text:span text:style-name="T1">La commande </text:span><text:span text:style-name="Strong_20_Emphasis"><text:span text:style-name="T1">chroot</text:span></text:span><text:span text:style-name="T1"> permet de changer le répertoire racine vers un nouvel emplacement. </text:span></text:p>
      <text:p text:style-name="P13">Question 3</text:p>
      <text:p text:style-name="P14">le fichier C qu’on a crée précédemment et compilé pour une architecture ARM a été exécuté via l’émulateur QEMU.</text:p>
      <text:p text:style-name="P11">Partie 3 : Flashage de la carte et Bootloader<text:tab/></text:p>
      <text:p text:style-name="P5">Question 1</text:p>
      <text:p text:style-name="P7">il y a deux partitions sur la carte SD.<text:span text:style-name="T2"> la première partie est l’OS et la 2eme c’est une espace mémoire pour stocker des données (bootloader ...)</text:span></text:p>
      <text:p text:style-name="P6">Question <text:span text:style-name="T3">2</text:span></text:p>
      <text:p text:style-name="P8">TX/RX émetteur et récepteur : pour interfacer les capteurs et les autres dispositifs</text:p>
      <text:p text:style-name="P6">Question 3</text:p>
      <text:p text:style-name="P9">Port : /dev/ttyUSB0</text:p>
      <text:p text:style-name="P9">Baud Rate : 115200</text:p>
      <text:p text:style-name="P16">Parité : none </text:p>
      <text:p text:style-name="P10">Bits : 8 </text:p>
      <text:p text:style-name="P10">Bits de stop : 1</text:p>
      <text:p text:style-name="P10">Contrôle de flux : none</text:p>
      <text:p text:style-name="P10">Question 4</text:p>
      <text:p text:style-name="P10">commande : ifconfig — 172.20.10.240</text:p>
      <text:p text:style-name="P18">Question 5 : LA connection en user est autorisée tandis qu’en ROOT elle est refusée.</text:p>
      <text:p text:style-name="P20"><text:span text:style-name="T4">Question 6 :</text:span><text:span text:style-name="Source_20_Text">fatload - load binary file from a dos filesystem</text:span></text:p>
      <text:p text:style-name="P20"><text:span text:style-name="Source_20_Text">setenv  - set environment variables</text:span></text:p>
      <text:p text:style-name="P20"><text:span text:style-name="Source_20_Text"><text:span text:style-name="T5">bootz - boot Linux zImage image from memory</text:span></text:span></text:p>
      <text:p text:style-name="P21"><text:soft-page-break/><text:span text:style-name="Source_20_Text"><text:span text:style-name="T6">Question 7 : version - print monitor, compiler and linker version</text:span></text:span></text:p>
      <text:p text:style-name="P22"><text:span text:style-name="Source_20_Text"><text:span text:style-name="T7">Nous retourne :</text:span></text:span></text:p>
      <text:p text:style-name="P22"><text:span text:style-name="Source_20_Text">arm-buildroot-linux-uclibcgnueabihf-gcc.br_real (Buildroot 2017.08) 6.4.0</text:span></text:p>
      <text:p text:style-name="P22"><text:span text:style-name="Source_20_Text">GNU ld (GNU Binutils) 2.28.1</text:span></text:p>
      <text:p text:style-name="P20"><text:span text:style-name="Source_20_Text"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0:34:54.787973524</meta:creation-date>
    <dc:date>2018-12-18T17:19:20.211748690</dc:date>
    <meta:editing-duration>PT41M5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230" meta:character-count="1378" meta:non-whitespace-character-count="1171"/>
  </office:meta>
</office:document-meta>
</file>